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iedMapEntry.TiedMapEntry( Map map ,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iedMapEntry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iedMapEntry.setValue( Object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iedMapEntry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TiedMapEntry.get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iedMapEntry.equals( Object obj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TiedMapEntry.hashCod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